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47b8b8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family-generic="swiss" style:font-pitch="variable" fo:font-size="14pt" style:font-size-asian="14pt" style:font-size-complex="14pt"/>
    </style:style>
    <style:style style:name="T1" style:family="text">
      <style:text-properties fo:font-family="'Nimbus Sans L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.5cm" svg:height="2cm" svg:x="6.5cm" svg:y="0.5cm">
          <text:p text:style-name="P1"><text:span text:style-name="T1">Dirección de Informatización</text:span></text:p>
          <text:p text:style-name="P1"><text:span text:style-name="T1">y Planificación Tecnológ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6.5cm" svg:height="2cm" svg:x="10.5cm" svg:y="4cm">
          <text:p text:style-name="P1"><text:span text:style-name="T1">Programa de Informatización</text:span></text:p>
          <text:p text:style-name="P1"><text:span text:style-name="T1">y Planificación Tecnológ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6.5cm" svg:height="2cm" svg:x="2.5cm" svg:y="4cm">
          <text:p text:style-name="P1"><text:span text:style-name="T1">Centro de</text:span></text:p>
          <text:p text:style-name="P1"><text:span text:style-name="T1">Cómput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2cm" svg:x="5.5cm" svg:y="7.5cm">
          <text:p text:style-name="P1"><text:span text:style-name="T1">Área</text:span></text:p>
          <text:p text:style-name="P1"><text:span text:style-name="T1">Desarroll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cm" svg:height="2cm" svg:x="9cm" svg:y="7.5cm">
          <text:p text:style-name="P1"><text:span text:style-name="T1">Área Admin.</text:span></text:p>
          <text:p text:style-name="P1"><text:span text:style-name="T1"><text:s/></text:span><text:span text:style-name="T1">Sistem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4cm" svg:height="2cm" svg:x="13cm" svg:y="7.5cm">
          <text:p text:style-name="P1"><text:span text:style-name="T1">Área de </text:span></text:p>
          <text:p text:style-name="P1"><text:span text:style-name="T1">Soporte Técni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cm" svg:height="2cm" svg:x="17.5cm" svg:y="7.5cm">
          <text:p text:style-name="P1"><text:span text:style-name="T1">Área de </text:span></text:p>
          <text:p text:style-name="P1"><text:span text:style-name="T1">Segurida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5cm" svg:y1="2.5cm" svg:x2="5.75cm" svg:y2="4cm" draw:start-shape="id1" draw:start-glue-point="2" draw:end-shape="id2" draw:end-glue-point="0" svg:d="m9750 2500v750h-4000v750">
          <text:p/>
        </draw:connector>
        <draw:connector draw:style-name="gr2" draw:text-style-name="P1" draw:layer="layout" svg:x1="9.75cm" svg:y1="2.5cm" svg:x2="13.75cm" svg:y2="4cm" draw:start-shape="id1" draw:end-shape="id3" draw:end-glue-point="0" svg:d="m9750 2500v750h4000v750">
          <text:p/>
        </draw:connector>
        <draw:connector draw:style-name="gr2" draw:text-style-name="P1" draw:layer="layout" svg:x1="13.75cm" svg:y1="6cm" svg:x2="7cm" svg:y2="7.5cm" draw:start-shape="id3" draw:start-glue-point="2" draw:end-shape="id4" draw:end-glue-point="0" svg:d="m13750 6000v750h-6750v750">
          <text:p/>
        </draw:connector>
        <draw:connector draw:style-name="gr2" draw:text-style-name="P1" draw:layer="layout" svg:x1="13.75cm" svg:y1="6cm" svg:x2="10.75cm" svg:y2="7.5cm" draw:start-shape="id3" draw:end-shape="id5" draw:end-glue-point="0" svg:d="m13750 6000v750h-3000v750">
          <text:p/>
        </draw:connector>
        <draw:connector draw:style-name="gr2" draw:text-style-name="P1" draw:layer="layout" svg:x1="13.75cm" svg:y1="6cm" svg:x2="15cm" svg:y2="7.5cm" draw:start-shape="id3" draw:end-shape="id6" draw:end-glue-point="0" svg:d="m13750 6000v750h1250v750">
          <text:p/>
        </draw:connector>
        <draw:connector draw:style-name="gr2" draw:text-style-name="P1" draw:layer="layout" svg:x1="13.75cm" svg:y1="6cm" svg:x2="19cm" svg:y2="7.5cm" draw:start-shape="id3" draw:end-shape="id7" draw:end-glue-point="0" svg:d="m13750 6000v750h5250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uro Torrez</meta:initial-creator>
    <meta:creation-date>2010-11-29T14:56:08</meta:creation-date>
    <dc:date>2010-11-29T15:19:28</dc:date>
    <dc:creator>Mauro Torrez</dc:creator>
    <meta:editing-duration>PT00H13M19S</meta:editing-duration>
    <meta:editing-cycles>2</meta:editing-cycles>
    <meta:generator>OpenOffice.org/3.2$Unix OpenOffice.org_project/320m19$Build-9505</meta:generator>
    <meta:document-statistic meta:object-count="13"/>
  </office:meta>
</office:document-meta>
</file>